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P6"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7"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8"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9"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1"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2" style:family="paragraph" style:parent-style-name="Frame_20_contents">
      <style:paragraph-properties fo:text-align="center" style:justify-single-word="false"/>
    </style:style>
    <style:style style:name="P13"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4" style:family="paragraph" style:parent-style-name="Standard">
      <style:paragraph-properties fo:text-align="start" style:justify-single-word="false"/>
      <style:text-properties style:font-name="ARIAL"/>
    </style:style>
    <style:style style:name="P15"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6" style:family="paragraph" style:parent-style-name="Standard">
      <style:text-properties style:font-name="Arial2"/>
    </style:style>
    <style:style style:name="P17" style:family="paragraph" style:parent-style-name="Standard">
      <style:paragraph-properties fo:text-align="center" style:justify-single-word="false"/>
      <style:text-properties officeooo:paragraph-rsid="023801ef"/>
    </style:style>
    <style:style style:name="P18"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9"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1"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2"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4"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6"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7"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8" style:family="paragraph" style:parent-style-name="Standard">
      <style:paragraph-properties fo:text-align="justify" style:justify-single-word="false"/>
      <style:text-properties officeooo:paragraph-rsid="023801ef"/>
    </style:style>
    <style:style style:name="P29"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30"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1"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3"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8"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9"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40"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1"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2" style:family="paragraph" style:parent-style-name="Table_20_Contents">
      <style:paragraph-properties fo:text-align="start" style:justify-single-word="false"/>
      <style:text-properties style:font-name="Arial2" fo:font-size="9pt" style:font-size-asian="9pt" style:font-size-complex="9pt"/>
    </style:style>
    <style:style style:name="P43" style:family="paragraph" style:parent-style-name="Table_20_Contents">
      <style:paragraph-properties fo:text-align="start" style:justify-single-word="false"/>
      <style:text-properties style:font-name="Arial2"/>
    </style:style>
    <style:style style:name="P44"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5"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7"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8"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9"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5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6"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8" style:family="paragraph" style:parent-style-name="Standard" style:list-style-name="WW8Num8">
      <style:paragraph-properties fo:text-align="justify" style:justify-single-word="false"/>
      <style:text-properties officeooo:paragraph-rsid="023801ef"/>
    </style:style>
    <style:style style:name="P139"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0"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2"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3"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f99af" style:font-name-asian="SimSun" style:font-size-asian="8pt" style:font-style-asian="normal" style:font-weight-asian="normal" style:font-name-complex="Tahoma" style:font-size-complex="8pt" style:font-style-complex="normal" style:font-weight-complex="normal"/>
    </style:style>
    <style:style style:name="P144"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5"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style:font-name="Arial" fo:font-size="9pt" officeooo:rsid="006dbc43" style:font-size-asian="9pt" style:font-size-complex="9pt"/>
    </style:style>
    <style:style style:name="T12" style:family="text">
      <style:text-properties fo:font-size="8pt" style:font-size-asian="8pt" style:font-size-complex="8pt"/>
    </style:style>
    <style:style style:name="T13" style:family="text">
      <style:text-properties fo:font-size="8pt" officeooo:rsid="006fb9aa" style:font-size-asian="8pt" style:font-size-complex="8pt"/>
    </style:style>
    <style:style style:name="T14" style:family="text">
      <style:text-properties fo:color="#000000" style:text-underline-style="none"/>
    </style:style>
    <style:style style:name="T15" style:family="text">
      <style:text-properties officeooo:rsid="007771e8"/>
    </style:style>
    <style:style style:name="T16" style:family="text">
      <style:text-properties officeooo:rsid="014cbb96"/>
    </style:style>
    <style:style style:name="T17" style:family="text">
      <style:text-properties officeooo:rsid="0002ba08"/>
    </style:style>
    <style:style style:name="T18" style:family="text">
      <style:text-properties fo:font-size="7pt" fo:font-weight="normal" officeooo:rsid="0002ba08" style:font-size-asian="7pt" style:font-weight-asian="normal" style:font-size-complex="7pt" style:font-weight-complex="normal"/>
    </style:style>
    <style:style style:name="T19" style:family="text">
      <style:text-properties fo:font-size="6pt" style:font-size-asian="6pt" style:font-size-complex="6pt"/>
    </style:style>
    <style:style style:name="T20" style:family="text">
      <style:text-properties style:font-name="Ubuntu Light" fo:font-size="6pt" style:font-size-asian="6pt" style:font-size-complex="6pt"/>
    </style:style>
    <style:style style:name="T21" style:family="text">
      <style:text-properties style:font-name="Century Gothic" fo:font-size="9pt" style:font-size-asian="9pt" style:font-name-complex="Tahoma2" style:font-size-complex="9pt"/>
    </style:style>
    <style:style style:name="T22" style:family="text">
      <style:text-properties style:font-name="Century Gothic" fo:font-size="9pt" officeooo:rsid="006dbc43" style:font-size-asian="9pt" style:font-name-complex="Tahoma2" style:font-size-complex="9pt" style:font-style-complex="italic" style:font-weight-complex="bold"/>
    </style:style>
    <style:style style:name="T23" style:family="text">
      <style:text-properties style:font-name="Century Gothic" fo:font-size="9pt" style:font-size-asian="9pt" style:font-name-complex="Tahoma2" style:font-size-complex="10pt"/>
    </style:style>
    <style:style style:name="T24" style:family="text">
      <style:text-properties style:font-name="Century Gothic" fo:font-size="9pt" style:font-size-asian="9pt" style:font-name-complex="Century Gothic"/>
    </style:style>
    <style:style style:name="T25" style:family="text">
      <style:text-properties style:font-name="Century Gothic" fo:font-size="9pt" fo:font-weight="bold" style:font-size-asian="9pt" style:font-weight-asian="bold" style:font-name-complex="Tahoma2" style:font-size-complex="9pt"/>
    </style:style>
    <style:style style:name="T26"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7" style:family="text">
      <style:text-properties style:font-name="Century Gothic" fo:font-size="9pt" fo:font-weight="bold" style:font-size-asian="9pt" style:font-weight-asian="bold" style:font-name-complex="Tahoma2" style:font-size-complex="10pt"/>
    </style:style>
    <style:style style:name="T28" style:family="text">
      <style:text-properties style:font-name="Century Gothic" fo:font-size="9pt" fo:font-weight="bold" style:font-size-asian="9pt" style:font-weight-asian="bold" style:font-name-complex="Century Gothic"/>
    </style:style>
    <style:style style:name="T29" style:family="text">
      <style:text-properties style:font-name="Century Gothic" fo:font-size="9pt" fo:font-weight="bold" officeooo:rsid="0248d3b8"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2"><text:placeholder text:placeholder-type="text">&lt;o.partner_id.name&gt;</text:placeholder></text:p>
            <text:p text:style-name="P42"><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6">FATTURA <text:span text:style-name="T16">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4"><text:placeholder text:placeholder-type="text">&lt;o.partner_id.zip&gt;</text:placeholder></text:span><text:span text:style-name="T14"> </text:span><text:span text:style-name="T14"><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7"><text:placeholder text:placeholder-type="text">&lt;get_language('DESTINATARIO', getLang())&gt;</text:placeholder></text:span><text:span text:style-name="T10"><text:placeholder text:placeholder-type="text">&lt;/if&gt;</text:placeholder></text:span></text:p>
            <text:p text:style-name="P43"><text:placeholder text:placeholder-type="text">&lt;o.destination_partner_id.name&gt;</text:placeholder></text:p>
            <text:p text:style-name="P43"><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15"><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8"><text:span text:style-name="T17"><text:placeholder text:placeholder-type="text">&lt;get_language('AGENTE', getLang())&gt;</text:placeholder></text:span>: <text:span text:style-name="T18"><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6"><text:placeholder text:placeholder-type="text">&lt;get_language('CODICE ARTICOLO', getLang())&gt;</text:placeholder><text:span text:style-name="T19"><text:placeholder text:placeholder-type="text">&lt;get_line_number(True)&gt;</text:placeholder></text:span></text:p>
            </table:table-cell>
            <table:covered-table-cell/>
            <table:table-cell table:style-name="Tabella1.A1" office:value-type="string">
              <text:p text:style-name="P53"><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4"><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9"><text:placeholder text:placeholder-type="text">&lt;get_language('Q.TA\'', getLang()) if proforma_mode() == 'order' else get_language('RES.', getLang())&gt;</text:placeholder></text:p>
            </table:table-cell>
            <table:table-cell table:style-name="Tabella1.A1" office:value-type="string">
              <text:p text:style-name="P53"><text:placeholder text:placeholder-type="text">&lt;get_language('PREZZO UNIT.', getLang())&gt;</text:placeholder></text:p>
            </table:table-cell>
            <table:table-cell table:style-name="Tabella1.A1" office:value-type="string">
              <text:p text:style-name="P53"><text:placeholder text:placeholder-type="text">&lt;get_language('SCONTO', getLang())&gt;</text:placeholder></text:p>
            </table:table-cell>
            <table:table-cell table:style-name="Tabella1.A1" office:value-type="string">
              <text:p text:style-name="P53"><text:placeholder text:placeholder-type="text">&lt;get_language('IMPORTO', getLang())&gt;</text:placeholder></text:p>
            </table:table-cell>
            <table:table-cell table:style-name="Tabella1.J1" office:value-type="string">
              <text:p text:style-name="P53"><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2"><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5"><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5"><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4"/>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7"><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5"><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5"><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2"><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6"/>
          </table:table-cell>
          <table:covered-table-cell/>
          <table:table-cell table:style-name="Tabella2.G2" office:value-type="string">
            <text:p text:style-name="P131"><text:placeholder text:placeholder-type="text">&lt;o.pricelist_id.currency_id.symbol or ''&gt;</text:placeholder><text:span text:style-name="T12"> </text:span><text:span text:style-name="T12"><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60">VOLUME</text:p>
          </table:table-cell>
          <table:covered-table-cell/>
          <table:covered-table-cell/>
          <table:table-cell table:style-name="Tabella2.E1" table:number-columns-spanned="2" office:value-type="string">
            <text:p text:style-name="P58"><text:placeholder text:placeholder-type="text">&lt;get_language('LUNGHEZZA (LMT)', getLang())&gt;</text:placeholder></text:p>
          </table:table-cell>
          <table:covered-table-cell/>
          <table:table-cell table:style-name="Tabella2.F5" office:value-type="string">
            <text:p text:style-name="P58"><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50"><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1"><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50"><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20"><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143"><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FIAM SRL E’ MEMBRO CATAS, LABORATORIO DI CERTIFICAZIONE, E SOTTOPONE I PROPRI ARTICOLI AI TEST RICHIESTI DALLE NORMATIVE VIGENTI PER SODDISFARE I REQUISITI DI RESISTENZA E STABILITA'. IN FASE D'ACQUISTO E' IMPORTANTE VERIFICARE NELL'APPOSITA SCHEDA SUL SITO WWW.FIAM.IT CHE IL PRODOTTO DESIDERATO SIA CERTIFICATO PER LO SPECIFICO LIVELLO DI UTILIZZO (PROFESSIONALE, DOMESTICO O CAMPING), PENA LA DECADENZA LA DECADENZA DELLA GARANZIA.", getLang()) + '\n'&gt;</text:placeholder></text:span><text:span text:style-name="T5"><text:line-break/></text:span></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2"><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1">BARCODE</text:p>
            </table:table-cell>
            <table:covered-table-cell/>
            <table:covered-table-cell/>
          </table:table-row>
        </table:table-header-rows>
        <table:table-row table:style-name="Tabella5.1">
          <table:table-cell table:style-name="Tabella5.A2" office:value-type="string">
            <text:p text:style-name="P55"><text:placeholder text:placeholder-type="text">&lt;get_language('CODICE ARTICOLO', getLang())&gt;</text:placeholder></text:p>
          </table:table-cell>
          <table:table-cell table:style-name="Tabella5.A2" office:value-type="string">
            <text:p text:style-name="P55"><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4"><text:placeholder text:placeholder-type="text">&lt;if test="not o.partner_id.privacy_policy_signed"&gt;</text:placeholder></text:p>
      <text:p text:style-name="P81"/>
      <text:p text:style-name="P142"><text:placeholder text:placeholder-type="text">&lt;if test="o.partner_id.lang=='it_IT'"&gt;</text:placeholder></text:p>
      <text:p text:style-name="P27">INFORMATIVA SULLA PRIVACY</text:p>
      <text:p text:style-name="P17"><text:span text:style-name="T25">ai sensi dell’art. 13 del GDPR 679/2016 -</text:span><text:span text:style-name="T21"> </text:span><text:span text:style-name="T25">Regolamento del Parlamento Europeo e del Consiglio del 27 aprile 2016 relativamente alla protezione delle persone fisiche con riguardo al trattamento dei dati personali</text:span></text:p>
      <text:p text:style-name="P18"/>
      <text:p text:style-name="P19">Gentile Cliente, </text:p>
      <text:p text:style-name="P19">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9"/>
      <text:p text:style-name="P22">FINALITA’ DI TRATTAMENTO</text:p>
      <text:p text:style-name="P23"/>
      <text:p text:style-name="P19">I suoi dati saranno raccolti e trattati per le seguenti finalità:</text:p>
      <text:list xml:id="list7052007136366135854" text:style-name="WW8Num5">
        <text:list-item>
          <text:p text:style-name="P136">adempimento degli obblighi fiscali o contabili;</text:p>
        </text:list-item>
        <text:list-item>
          <text:p text:style-name="P136">espletamento degli obblighi contrattuali e delle esigenze di tipo operativo e gestionale, strettamente correlate agli obblighi contrattuali;</text:p>
        </text:list-item>
        <text:list-item>
          <text:p text:style-name="P136">gestione dei rapporti commerciali nella misura necessaria per espletare al meglio il servizio richiesto;</text:p>
        </text:list-item>
        <text:list-item>
          <text:p text:style-name="P136">di marketing, attraverso l’iscrizione al servizio di newsletter ed il conseguente invio di mail su attività e/o iniziative promozionali.</text:p>
        </text:list-item>
      </text:list>
      <text:p text:style-name="P22"/>
      <text:p text:style-name="P22">CONFERIMENTO DI DATI</text:p>
      <text:p text:style-name="P25"/>
      <text:p text:style-name="P28"><text:span text:style-name="T23">Ai sensi dell’art. 6 del GDPR 679/2016 il trattamento per le finalità di cui ai punti </text:span><text:span text:style-name="T27">a), b) e c)</text:span><text:span text:style-name="T23">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7">obbligatorio</text:span><text:span text:style-name="T23">, L’eventuale rifiuto a conferire i dati o parte di essi avrà come conseguenza l’impossibilità di instaurare o proseguire il rapporto, nei limiti in cui tali dati sono necessari all’esecuzione dello stesso. </text:span></text:p>
      <text:p text:style-name="P28"><text:span text:style-name="T23">Il conferimento dell’indirizzo mail per l’iscrizione al servizio di newsletter, ovvero per le finalità di cui al punto </text:span><text:span text:style-name="T27">d)</text:span><text:span text:style-name="T23"> è </text:span><text:span text:style-name="T27">facoltativo</text:span><text:span text:style-name="T23"> ed in caso di diniego non ci saranno conseguenze di alcun tipo; in loro assenza non sarà possibile ricevere le nostre informazioni su offerte, promozioni, scontistiche, etc… comunicate tramite tale servizio.</text:span></text:p>
      <text:p text:style-name="P19"/>
      <text:p text:style-name="P22">MODALITA’ DI TRATTAMENTO E COMUNICAZIONE DEI DATI</text:p>
      <text:p text:style-name="P29"/>
      <text:p text:style-name="P19">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9">I vostri dati verranno archiviati in database del Titolare o in data base di fornitori di fiducia che agiscono in qualità di responsabili del trattamento.</text:p>
      <text:p text:style-name="P28"><text:span text:style-name="T23">Tali dati non saranno soggetti a diffusione e</text:span><text:span text:style-name="T24"> verranno trattati nei limiti e nei tempi necessari per l’espletamento degli obblighi di legge e per le finalità sopra indicate.</text:span></text:p>
      <text:p text:style-name="P28"><text:span text:style-name="T24">Per le finalità di marketing i suoi dati personali saranno trattati per il periodo di tempo consentito dalla legge e dalle prescrizioni del Garante per la Protezione dei Dati Personali (Autorità di Controllo) e, dunque, per un periodo di </text:span><text:span text:style-name="T29">120</text:span><text:span text:style-name="T28"> mesi dalla relativa registrazione</text:span><text:span text:style-name="T24">, in occasione della prestazione originaria del consenso e/o dal relativo rinnovo.</text:span></text:p>
      <text:p text:style-name="P26"/>
      <text:p text:style-name="P19">I suoi dati potranno essere comunicati alle seguenti categorie di soggetti, in qualità di responsabili del trattamento esterno e/o titolari autonomi del trattamento:</text:p>
      <text:list xml:id="list4508103059884098736" text:style-name="WW8Num8">
        <text:list-item>
          <text:p text:style-name="P138"><text:span text:style-name="T24">le aziende del</text:span><text:span text:style-name="T28"> </text:span><text:span text:style-name="T24">gruppo FIAM</text:span><text:span text:style-name="T28"> </text:span><text:span text:style-name="T24">con la quale l’azienda condivide la rete informatica e/o parte del personale;</text:span></text:p>
        </text:list-item>
        <text:list-item>
          <text:p text:style-name="P137"><text:soft-page-break/>consulenti esterni per tenuta contabilità ed adempimenti fiscali;</text:p>
        </text:list-item>
        <text:list-item>
          <text:p text:style-name="P137">esercenti la professione di avvocato per assistenza legale in ambito contrattuale e gestione del contenzioso;</text:p>
        </text:list-item>
        <text:list-item>
          <text:p text:style-name="P137">enti/società/liberi professionisti e collaboratori che partecipano allo svolgimento dell’attività del Titolare nei vari settori, per esigenze strettamente connesse alle finalità sopraindicate;</text:p>
        </text:list-item>
        <text:list-item>
          <text:p text:style-name="P137">istituti di credito.</text:p>
        </text:list-item>
      </text:list>
      <text:p text:style-name="P19"/>
      <text:p text:style-name="P22">ESERCIZIO DEI DIRITTI E TITOLARE DEL TRATTAMENTO DATI</text:p>
      <text:p text:style-name="P24"/>
      <text:p text:style-name="P45">In adempimento alla normativa vigente, in qualunque momento potete richiedere:</text:p>
      <text:list xml:id="list3644847960727316281" text:style-name="WW8Num15">
        <text:list-item>
          <text:p text:style-name="P144">La conferma dell'esistenza o meno dei vostri dati personali;</text:p>
        </text:list-item>
        <text:list-item>
          <text:p text:style-name="P144">Conoscere il contenuto e l'origine, le finalità e le modalità di trattamento;</text:p>
        </text:list-item>
        <text:list-item>
          <text:p text:style-name="P144">La logica applicata in caso di trattamento effettuato con l’ausilio di strumenti elettronici;</text:p>
        </text:list-item>
        <text:list-item>
          <text:p text:style-name="P144">Gli estremi identificativi del titolare, dei responsabili e dei soggetti o delle categorie di soggetti ai quali i vostri dati personali possono essere comunicati.</text:p>
        </text:list-item>
      </text:list>
      <text:p text:style-name="P45">Inoltre, è vostro diritto ottenere:</text:p>
      <text:list xml:id="list2365347765548701954" text:style-name="WW8Num11">
        <text:list-item>
          <text:p text:style-name="P145">L’accesso, la copia, la rettificazione, l'integrazione, la portabilità dei dati;</text:p>
        </text:list-item>
        <text:list-item>
          <text:p text:style-name="P145">La cancellazione (diritto all’oblio), la trasformazione in forma anonima o il blocco dei vostri dati trattati in violazione di legge;</text:p>
        </text:list-item>
        <text:list-item>
          <text:p text:style-name="P145">L’opposizione in ogni caso, per motivi legittimi, al trattamento dei dati pertinente allo scopo della raccolta.</text:p>
        </text:list-item>
      </text:list>
      <text:p text:style-name="P19">Ai sensi del Regolamento, avrete anche il diritto di proporre reclamo ad un’autorità di controllo.</text:p>
      <text:p text:style-name="P19">Per l’esercizio dei suoi diritti potrà rivolgere le sue richieste al titolare del trattamento:</text:p>
      <text:p text:style-name="P19"/>
      <text:p text:style-name="P48"><text:placeholder text:placeholder-type="text">&lt;company.name&gt;</text:placeholder></text:p>
      <text:p text:style-name="P47"><text:span text:style-name="T22"><text:placeholder text:placeholder-type="text">&lt;company.street&gt;</text:placeholder></text:span><text:span text:style-name="T22"> - </text:span><text:span text:style-name="T22"><text:placeholder text:placeholder-type="text">&lt;company.zip&gt;</text:placeholder></text:span><text:span text:style-name="T22"> </text:span><text:span text:style-name="T22"><text:placeholder text:placeholder-type="text">&lt;company.city&gt;</text:placeholder></text:span><text:span text:style-name="T22"> (</text:span><text:span text:style-name="T22"><text:placeholder text:placeholder-type="text">&lt;company.state_id.code&gt;</text:placeholder></text:span><text:span text:style-name="T22">) </text:span><text:span text:style-name="T22"><text:placeholder text:placeholder-type="text">&lt;company.country_id.name&gt;</text:placeholder></text:span><text:span text:style-name="T22"> <text:line-break/>T. </text:span><text:span text:style-name="T22"><text:placeholder text:placeholder-type="text">&lt;company.phone&gt;</text:placeholder></text:span><text:span text:style-name="T22"> F. </text:span><text:span text:style-name="T22"><text:placeholder text:placeholder-type="text">&lt;company.fax&gt;</text:placeholder></text:span><text:span text:style-name="T22"> - </text:span><text:span text:style-name="T22"><text:placeholder text:placeholder-type="text">&lt;company.email&gt;</text:placeholder></text:span></text:p>
      <text:p text:style-name="P20"/>
      <text:p text:style-name="P20">____________________________________________________________________________________</text:p>
      <text:p text:style-name="P44"/>
      <text:p text:style-name="P26"/>
      <text:p text:style-name="P21">L’interessato dichiara di avere ricevuto e letto l’informativa sul trattamento dei dati personali ai sensi della normativa vigente. </text:p>
      <text:p text:style-name="P132">Firma per presa visione dell’informativa ___________________________________</text:p>
      <text:p text:style-name="P21"/>
      <text:p text:style-name="P21"/>
      <text:p text:style-name="P28"><text:span text:style-name="T21">L’interessato acconsente al trattamento dei suoi dati per le finalità di </text:span><text:span text:style-name="T25">MARKETING</text:span><text:span text:style-name="T21"> e desidera iscriversi al servizio di newsletter al fine di ricevere informazioni su offerte, servizi, promozioni attraverso l’indirizzo mail fornito</text:span></text:p>
      <text:p text:style-name="P21"/>
      <text:p text:style-name="P28"><text:span text:style-name="T21">SI </text:span><text:bookmark text:name="Unknown"/><text:span text:style-name="T21"><text:tab/>NO </text:span><text:bookmark text:name="Unknown1"/></text:p>
      <text:p text:style-name="P21"/>
      <text:p text:style-name="P21"/>
      <text:p text:style-name="P78">Luogo data _____________________<text:tab/><text:tab/><text:tab/><text:tab/><text:tab/> <text:s text:c="2"/>Firma ___________________________________</text:p>
      <text:p text:style-name="P63"><text:placeholder text:placeholder-type="text">&lt;/if&gt;</text:placeholder></text:p>
      <text:p text:style-name="P77"><text:placeholder text:placeholder-type="text">&lt;if test="o.partner_id.lang=='en_US'"&gt;</text:placeholder></text:p>
      <text:p text:style-name="P76"/>
      <text:p text:style-name="P32">PRIVACY REPORT</text:p>
      <text:p text:style-name="P30">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1"/>
      <text:p text:style-name="P33">Dear Customers/Suppliers,</text:p>
      <text:p text:style-name="P33">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3"/>
      <text:p text:style-name="P31">PROCESSING PURPOSES</text:p>
      <text:p text:style-name="P39"><text:tab/></text:p>
      <text:p text:style-name="P35">Your data will be collected and processed for the following purposes:</text:p>
      <text:list xml:id="list9018801679802886998" text:style-name="WW8Num3">
        <text:list-item>
          <text:p text:style-name="P139">Taxation and accounting obligations;</text:p>
        </text:list-item>
        <text:list-item>
          <text:p text:style-name="P139">Operational and administrative requirements;</text:p>
        </text:list-item>
        <text:list-item>
          <text:p text:style-name="P140">Management of business relations related to the required service;</text:p>
        </text:list-item>
      </text:list>
      <text:p text:style-name="P31"/>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3"/>
      <text:p text:style-name="P36">DATA PROCESSING AND COMMUNICATION</text:p>
      <text:p text:style-name="P40"/>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8">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33">Your data might be communicated to the following, in charge as External Consultant:</text:p>
      <text:list xml:id="list7416923936336844395" text:style-name="WW8Num2">
        <text:list-item>
          <text:p text:style-name="P141">accountants for bookkeeping and taxation obligations;</text:p>
        </text:list-item>
        <text:list-item>
          <text:p text:style-name="P141">attorneys for legal assistance for contractual purposes and management of litigation;</text:p>
        </text:list-item>
        <text:list-item>
          <text:p text:style-name="P141">entities/companies cooperating with our company in various sectors, for reasons strictly connected to the purposes set forth in point 1;</text:p>
        </text:list-item>
        <text:list-item>
          <text:p text:style-name="P141">banks and credit institutions.</text:p>
        </text:list-item>
      </text:list>
      <text:p text:style-name="P33"/>
      <text:p text:style-name="P36">EXERCISING RIGHTS and DATA CONTROLLER</text:p>
      <text:p text:style-name="P31"/>
      <text:p text:style-name="P33">At any time you will be able to exercise your rights as set out in the regulation UE 2016/679 EU Parliament and April 27 2016 Council, referred to in articles 15 to 21.</text:p>
      <text:p text:style-name="P31"><text:soft-page-break/></text:p>
      <text:p text:style-name="P38">You will also have the right to lodge a complaint with a supervisory authority.</text:p>
      <text:p text:style-name="P33"/>
      <text:p text:style-name="P35">You may contact the processing controller and persons in charge in order to exercise your rights.</text:p>
      <text:p text:style-name="P33"/>
      <text:p text:style-name="P37">The data controller is:</text:p>
      <text:p text:style-name="P49"><text:placeholder text:placeholder-type="text">&lt;company.name&gt;</text:placeholder></text:p>
      <text:p text:style-name="P46"><text:span text:style-name="T26"><text:placeholder text:placeholder-type="text">&lt;company.street&gt;</text:placeholder></text:span><text:span text:style-name="T26"> - </text:span><text:span text:style-name="T26"><text:placeholder text:placeholder-type="text">&lt;company.zip&gt;</text:placeholder></text:span><text:span text:style-name="T26"> </text:span><text:span text:style-name="T26"><text:placeholder text:placeholder-type="text">&lt;company.city&gt;</text:placeholder></text:span><text:span text:style-name="T26"> (</text:span><text:span text:style-name="T26"><text:placeholder text:placeholder-type="text">&lt;company.state_id.code&gt;</text:placeholder></text:span><text:span text:style-name="T26">) </text:span><text:span text:style-name="T26"><text:placeholder text:placeholder-type="text">&lt;company.country_id.name&gt;</text:placeholder></text:span><text:span text:style-name="T26"> <text:line-break/>T. </text:span><text:span text:style-name="T26"><text:placeholder text:placeholder-type="text">&lt;company.phone&gt;</text:placeholder></text:span><text:span text:style-name="T26"> F. </text:span><text:span text:style-name="T26"><text:placeholder text:placeholder-type="text">&lt;company.fax&gt;</text:placeholder></text:span><text:span text:style-name="T26"> - </text:span><text:span text:style-name="T26"><text:placeholder text:placeholder-type="text">&lt;company.email&gt;</text:placeholder></text:span></text:p>
      <text:p text:style-name="P34">___________________________________________________________________________________</text:p>
      <text:p text:style-name="P33"/>
      <text:p text:style-name="P134">By signing below, I acknowledge that I read the privacy notice above and consent to the collection, use and disclosure of my personal information as described in it.</text:p>
      <text:p text:style-name="P33"/>
      <text:p text:style-name="P33"/>
      <text:p text:style-name="P79">Place and date _____________________<text:tab/>Signature ______________________________</text:p>
      <text:p text:style-name="P65"><text:placeholder text:placeholder-type="text">&lt;/if&gt;</text:placeholder></text:p>
      <text:p text:style-name="P65"><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MP12"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style:font-name="Arial" fo:font-size="9pt" officeooo:rsid="006dbc43" style:font-size-asian="9pt" style:font-size-complex="9pt"/>
    </style:style>
    <style:style style:name="MT6" style:family="text">
      <style:text-properties fo:font-size="9pt" officeooo:rsid="006fb9aa" style:font-size-asian="9pt" style:font-size-complex="9pt"/>
    </style:style>
    <style:style style:name="MT7"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1"><text:span text:style-name="MT4">C.F. - P. IVA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5"><text:placeholder text:placeholder-type="text">&lt;(' - AEE n. %s' % company.header_aee) if company.header_aee else ''&gt;</text:placeholder></text:span><text:span text:style-name="MT5"><text:placeholder text:placeholder-type="text">&lt;(' - Cod. Mecc. %s' % company.header_mecc) if company.header_mecc else ''&gt;</text:placeholder></text:span><text:span text:style-name="MT4"> - C</text:span><text:span text:style-name="MT6">ap. Soc. € </text:span><text:span text:style-name="MT7"><text:placeholder text:placeholder-type="text">&lt;formatLang(company.header_capital, digits=0)&gt;</text:placeholder></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4-05-23T15:56:25.711373090</dc:date>
    <meta:editing-duration>P7DT3H10M5S</meta:editing-duration>
    <meta:editing-cycles>1108</meta:editing-cycles>
    <meta:generator>LibreOffice/4.3.3.2$Linux_X86_64 LibreOffice_project/430m0$Build-2</meta:generator>
    <dc:creator>thebrush </dc:creator>
    <meta:document-statistic meta:table-count="8" meta:image-count="0" meta:object-count="0" meta:page-count="9" meta:paragraph-count="181" meta:word-count="1890" meta:character-count="15908" meta:non-whitespace-character-count="14197"/>
    <meta:user-defined meta:name="Info 1"/>
    <meta:user-defined meta:name="Info 2"/>
    <meta:user-defined meta:name="Info 3"/>
    <meta:user-defined meta:name="Info 4"/>
  </office:meta>
</office:document-meta>
</file>